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74.21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78.46pt"/>
    </style:style>
    <style:style style:name="co6" style:family="table-column">
      <style:table-column-properties fo:break-before="auto" style:column-width="95.9pt"/>
    </style:style>
    <style:style style:name="co7" style:family="table-column">
      <style:table-column-properties fo:break-before="auto" style:column-width="29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5instance-tra-45-1000res--1folds-1e-06ridge-50w2vdim-&lt;start&gt;-20-09_12:37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0876591822962" calcext:value-type="float">
            <text:p>0.7308765918</text:p>
          </table:table-cell>
          <table:table-cell office:value-type="float" office:value="0.130602559976453" calcext:value-type="float">
            <text:p>0.13060256</text:p>
          </table:table-cell>
          <table:table-cell office:value-type="float" office:value="0.346153846153846" calcext:value-type="float">
            <text:p>0.3461538462</text:p>
          </table:table-cell>
          <table:table-cell office:value-type="float" office:value="0.2161264316344" calcext:value-type="float">
            <text:p>0.2161264316</text:p>
          </table:table-cell>
          <table:table-cell office:value-type="float" office:value="0.846153846153846" calcext:value-type="float">
            <text:p>0.8461538462</text:p>
          </table:table-cell>
          <table:table-cell office:value-type="float" office:value="0.36080121229411" calcext:value-type="float">
            <text:p>0.3608012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1550346888586" calcext:value-type="float">
            <text:p>0.7155034689</text:p>
          </table:table-cell>
          <table:table-cell office:value-type="float" office:value="0.143399932682937" calcext:value-type="float">
            <text:p>0.1433999327</text:p>
          </table:table-cell>
          <table:table-cell office:value-type="float" office:value="0.341346153846154" calcext:value-type="float">
            <text:p>0.3413461538</text:p>
          </table:table-cell>
          <table:table-cell office:value-type="float" office:value="0.180151301101674" calcext:value-type="float">
            <text:p>0.1801513011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266469355010597" calcext:value-type="float">
            <text:p>0.2664693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252010735618" calcext:value-type="float">
            <text:p>0.7252010736</text:p>
          </table:table-cell>
          <table:table-cell office:value-type="float" office:value="0.125396989034325" calcext:value-type="float">
            <text:p>0.125396989</text:p>
          </table:table-cell>
          <table:table-cell office:value-type="float" office:value="0.269230769230769" calcext:value-type="float">
            <text:p>0.2692307692</text:p>
          </table:table-cell>
          <table:table-cell office:value-type="float" office:value="0.226523442103649" calcext:value-type="float">
            <text:p>0.2265234421</text:p>
          </table:table-cell>
          <table:table-cell office:value-type="float" office:value="0.730769230769231" calcext:value-type="float">
            <text:p>0.7307692308</text:p>
          </table:table-cell>
          <table:table-cell office:value-type="float" office:value="0.443560099795031" calcext:value-type="float">
            <text:p>0.4435600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23384794824683" calcext:value-type="float">
            <text:p>0.7233847948</text:p>
          </table:table-cell>
          <table:table-cell office:value-type="float" office:value="0.122891427893644" calcext:value-type="float">
            <text:p>0.1228914279</text:p>
          </table:table-cell>
          <table:table-cell office:value-type="float" office:value="0.363782051282051" calcext:value-type="float">
            <text:p>0.3637820513</text:p>
          </table:table-cell>
          <table:table-cell office:value-type="float" office:value="0.222156080927865" calcext:value-type="float">
            <text:p>0.2221560809</text:p>
          </table:table-cell>
          <table:table-cell office:value-type="float" office:value="0.846153846153846" calcext:value-type="float">
            <text:p>0.8461538462</text:p>
          </table:table-cell>
          <table:table-cell office:value-type="float" office:value="0.36080121229411" calcext:value-type="float">
            <text:p>0.36080121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66553466377446" calcext:value-type="float">
            <text:p>0.7665534664</text:p>
          </table:table-cell>
          <table:table-cell office:value-type="float" office:value="0.172882531877793" calcext:value-type="float">
            <text:p>0.1728825319</text:p>
          </table:table-cell>
          <table:table-cell office:value-type="float" office:value="0.434294871794872" calcext:value-type="float">
            <text:p>0.4342948718</text:p>
          </table:table-cell>
          <table:table-cell office:value-type="float" office:value="0.204180754656241" calcext:value-type="float">
            <text:p>0.2041807547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266469355010597" calcext:value-type="float">
            <text:p>0.2664693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])" office:value-type="float" office:value="0.73230387909455" calcext:value-type="float">
            <text:p>0.7323038791</text:p>
          </table:table-cell>
          <table:table-cell/>
          <table:table-cell table:formula="of:=AVERAGE([.D2:.D6])" office:value-type="float" office:value="0.350961538461538" calcext:value-type="float">
            <text:p>0.3509615385</text:p>
          </table:table-cell>
          <table:table-cell/>
          <table:table-cell table:formula="of:=AVERAGE([.F2:.F6])" office:value-type="float" office:value="0.853846153846154" calcext:value-type="float">
            <text:p>0.8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6])" office:value-type="float" office:value="0.0199206241859641" calcext:value-type="float">
            <text:p>0.0199206242</text:p>
          </table:table-cell>
          <table:table-cell/>
          <table:table-cell table:formula="of:=STDEV([.D2:.D6])" office:value-type="float" office:value="0.0589582440357281" calcext:value-type="float">
            <text:p>0.058958244</text:p>
          </table:table-cell>
          <table:table-cell/>
          <table:table-cell table:formula="of:=STDEV([.F2:.F6])" office:value-type="float" office:value="0.0788226981996893" calcext:value-type="float">
            <text:p>0.078822698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0T13:17:39.341447084</dc:date>
    <dc:creator>Surender Kumar</dc:creator>
    <meta:editing-duration>PT9M45S</meta:editing-duration>
    <meta:editing-cycles>1</meta:editing-cycles>
    <meta:document-statistic meta:table-count="1" meta:cell-count="56" meta:object-count="0"/>
    <meta:generator>LibreOffice/5.1.4.2$Linux_X86_64 LibreOffice_project/10m0$Build-2</meta:generator>
  </office:meta>
</office:document-meta>
</file>